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in" fo:margin-right="0in" fo:text-indent="0in"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in" fo:margin-right="0in" fo:text-indent="0in"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in" fo:margin-right="0in" fo:text-indent="0in"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in" fo:margin-right="0in" fo:text-indent="0in"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style:style style:name="T45" style:family="text">
      <style:text-properties officeooo:rsid="0571db66"/>
    </style:style>
    <style:style style:name="T46" style:family="text">
      <style:text-properties officeooo:rsid="05732dc1"/>
    </style:style>
    <style:style style:name="T47" style:family="text">
      <style:text-properties officeooo:rsid="0574b715"/>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T47">* date</text:span><text:a xlink:type="simple" xlink:href="data:2025.03.10" text:style-name="Internet_20_link" text:visited-style-name="Visited_20_Internet_20_Link">: 2025.03.10</text:a></text:p>
      <text:p text:style-name="P95"><text:span text:style-name="T47">* source</text:span>: dawka motywacji</text:p>
      <text:p text:style-name="P95"><text:span text:style-name="T47">* category</text:span>: rożne</text:p>
      <text:p text:style-name="P96"><text:span text:style-name="T47">* modified</text:span>: <text:date style:data-style-name="N36" text:date-value="2025-03-11T05:51:58.730332469" text:fixed="true">11.03.2025</text:date>, <text:time style:data-style-name="N61" text:time-value="2025-03-19T23:29:49.311687718">23:28:39</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Stojący w porcie statek jest bezpieczny, ale statków nie buduje się po to aby stały w portach.</text:p>
      <text:p text:style-name="P87"><text:soft-page-break/>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text:soft-page-break/>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text:soft-page-break/>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ext:soft-page-break/>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84"><text:soft-page-break/>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text:soft-page-break/>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text:soft-page-break/></text:p>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text:soft-page-break/>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text:soft-page-break/>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text:soft-page-break/>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Jednym z największych odkryć jakie uczynił człowiek, i jedną z największych dla niego niespodzianek, jest odkrycie, że może on uczynić to, o czym ze strachem sądził, że nie potrafi uczynić.</text:p>
      <text:p text:style-name="P4"><text:soft-page-break/>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text:soft-page-break/>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span text:style-name="T46">i</text:span></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text:soft-page-break/></text:p>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text:soft-page-break/></text:p>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Albert Einstein</text:p>
      <text:p text:style-name="P4"><text:soft-page-break/></text:p>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
      <text:p text:style-name="P4"><text:soft-page-break/>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text:soft-page-break/>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text:soft-page-break/>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4"><text:soft-page-break/>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text:soft-page-break/>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text:soft-page-break/>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text:soft-page-break/>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text:soft-page-break/></text:p>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text:span text:style-name="T29">c</text:span>zyć o za<text:span text:style-name="T29">s</text:span>ady, niż żyć zgodnie z <text:span text:style-name="T45">ni</text:span>mi.</text:p>
      <text:p text:style-name="P4"><text:soft-page-break/>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text:soft-page-break/>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
      <text:p text:style-name="P4"><text:soft-page-break/>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Arthur Robert Ashe, Jr.</text:p>
      <text:p text:style-name="P4"><text:soft-page-break/></text:p>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
      <text:p text:style-name="P4"><text:soft-page-break/>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Odkryłem, że im ciężej pracuję, tym więcej szczęścia wydaję się mieć</text:p>
      <text:p text:style-name="P72"><text:soft-page-break/>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Jim Rohn</text:p>
      <text:p text:style-name="P4"><text:soft-page-break/></text:p>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Isaac Asimov</text:p>
      <text:p text:style-name="P4"><text:soft-page-break/></text:p>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
      <text:p text:style-name="P4"><text:soft-page-break/>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
      <text:p text:style-name="P4"><text:soft-page-break/>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Logika zaprowadzi Cię z punktu A do B. Wyobraźnia – wszędzie</text:p>
      <text:p text:style-name="P59"><text:soft-page-break/>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Największym błędem jaki możesz zrobić w życiu jest ciągłe obawianie się, że popełnisz błąd.</text:p>
      <text:p text:style-name="P57"><text:soft-page-break/>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Jeśli wydaje Ci się, że jesteś od kogoś gorszy lub bardzo obawiasz się błędu, to znacząco rośnie ryzyko, że go popełnisz. Jeśli jednak jesteś skoncentrowany, wiesz, co chcesz zrobić i nie panikujesz - to <text:soft-page-break/>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Rozważ przykład znaczka pocztowego synu. Zabezpiecza on swój sukces przez zdolność do przyklejenia się do jednej rzeczy i trwania przy niej aż dotrze tam, gdzie ma dojść</text:p>
      <text:p text:style-name="P4"><text:soft-page-break/>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Istnieją dwa rodzaje nieudaczników: ci, którzy pomyśleli, ale nigdy nie zrobili, oraz ci, którzy zrobili, ale nigdy nie pomyśleli.</text:p>
      <text:p text:style-name="P4"><text:soft-page-break/>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
      <text:p text:style-name="P4"><text:soft-page-break/>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racimy tyle czasu na rzeczy pilne, że nie starcza nam go na rzeczy ważne</text:p>
      <text:p text:style-name="P48"><text:soft-page-break/>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ylko ci, którzy ryzykują pójście za daleko, dowiedzą się, jak daleko mogą zajść.</text:p>
      <text:p text:style-name="P4"><text:soft-page-break/>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Benjamin Franklin</text:p>
      <text:p text:style-name="P4"><text:soft-page-break/></text:p>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Przyszłość należy do tych, którzy wierzą w piękno swoich marzeń.</text:p>
      <text:p text:style-name="P4"><text:soft-page-break/>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Marcel Achard</text:p>
      <text:p text:style-name="P4"><text:soft-page-break/></text:p>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
      <text:p text:style-name="P45"><text:soft-page-break/>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Rodzimy się jako książęta i proces cywilizacji zamienia nas w żaby</text:p>
      <text:p text:style-name="P4"><text:soft-page-break/>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Kiedy w pełni zdecyduję, że dany rezultat jest wart osiągnięcia, zaczynam robić próbę za próbą, aż go osiągnę</text:p>
      <text:p text:style-name="P4"><text:soft-page-break/>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Johann Wolfgang von Goethe</text:p>
      <text:p text:style-name="P4"><text:soft-page-break/></text:p>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
      <text:p text:style-name="P4"><text:soft-page-break/>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Laura Esquivel</text:p>
      <text:p text:style-name="P4"><text:soft-page-break/></text:p>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
      <text:p text:style-name="P4"><text:soft-page-break/>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Jeżeli marzy tylko jeden człowiek, pozostanie to tylko marzeniem. Jeżeli zaś będziemy marzyć wszyscy razem, będzie to już początek nowej rzeczywistości</text:p>
      <text:p text:style-name="P4"><text:soft-page-break/>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Lance Armstrong</text:p>
      <text:p text:style-name="P4"><text:soft-page-break/></text:p>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Winston Churchill</text:p>
      <text:p text:style-name="P4"><text:soft-page-break/></text:p>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Benjamin Disraeli</text:p>
      <text:p text:style-name="P4"><text:soft-page-break/></text:p>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Sydney Smith</text:p>
      <text:p text:style-name="P4"><text:soft-page-break/></text:p>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Joseph Lawton Collins</text:p>
      <text:p text:style-name="P4"><text:soft-page-break/></text:p>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
      <text:p text:style-name="P4"><text:soft-page-break/>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text:soft-page-break/>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text:soft-page-break/></text:p>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text:soft-page-break/>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text:soft-page-break/></text:p>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text:soft-page-break/></text:p>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text:soft-page-break/></text:p>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text:soft-page-break/></text:p>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text:soft-page-break/>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text:soft-page-break/>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text:soft-page-break/></text:p>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text:soft-page-break/></text:p>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
      <text:p text:style-name="P4"><text:soft-page-break/>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text:soft-page-break/>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text:soft-page-break/>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Żyj kierując się swoją wyobraźnią, nie swoją historią.</text:p>
      <text:p text:style-name="P4"><text:soft-page-break/>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text:soft-page-break/></text:p>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text:soft-page-break/></text:p>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text:soft-page-break/>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text:soft-page-break/></text:p>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Stanisław Jerzy Lec</text:p>
      <text:p text:style-name="P4"><text:soft-page-break/></text:p>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text:soft-page-break/></text:p>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text:soft-page-break/>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text:soft-page-break/></text:p>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text:soft-page-break/>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Phil Bosmans</text:p>
      <text:p text:style-name="P2"><text:soft-page-break/></text:p>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
      <text:p text:style-name="P2"><text:soft-page-break/>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Lewis Carroll</text:p>
      <text:p text:style-name="P2"><text:soft-page-break/></text:p>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
      <text:p text:style-name="P2"><text:soft-page-break/>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John Fitzgerald Kennedy</text:p>
      <text:p text:style-name="P2"><text:soft-page-break/></text:p>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Edward John Phelps</text:p>
      <text:p text:style-name="P2"><text:soft-page-break/></text:p>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P2"><text:soft-page-break/>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ak kochamy marzenia, że boimy się je realizować</text:p>
      <text:p text:style-name="P2"><text:soft-page-break/>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Chowanie urazy, to jak picie trucizny w nadziei, że pozabija Twoich wrogów.</text:p>
      <text:p text:style-name="P2"><text:soft-page-break/>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Życie nie zrobi z nas kogoś, jeśli my nie zrobimy czegoś z naszym życiem</text:p>
      <text:p text:style-name="P2"><text:soft-page-break/>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Pamiętaj, że w tej samej chwili, kiedy mówisz: "Poddaję się", ktoś inny oceniając tę samą sytuację, mówi: "O rany, ale okazja".</text:p>
      <text:p text:style-name="P2"><text:soft-page-break/>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text:soft-page-break/>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Nie oczekujcie od dnia tego, co mogą dać jedynie lata. Ale nie zapominajcie, że lata składają się z wielu dni, dlatego postanówcie, że nie zmarnujecie ani jednego dnia</text:p>
      <text:p text:style-name="P2"><text:soft-page-break/>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Dla człowieka, który dysponuje tylko młotkiem, wszystko, co spotyka zaczyna wyglądać jak gwóźdź</text:p>
      <text:p text:style-name="P2"><text:soft-page-break/>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Alvin Toffler</text:p>
      <text:p text:style-name="P2"><text:soft-page-break/></text:p>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powiedzenie chińskie</text:p>
      <text:p text:style-name="P2"><text:soft-page-break/></text:p>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Benjamin Franklin</text:p>
      <text:p text:style-name="P2"><text:soft-page-break/></text:p>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text:soft-page-break/>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pan text:style-name="Domyślna_20_czcionka_20_akapitu"><text:span text:style-name="T2">Wayne Dyer</text:span></text:span></text:p>
      <text:p text:style-name="P2"><text:soft-page-break/></text:p>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
      <text:p text:style-name="Standard"><text:soft-page-break/><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pan text:style-name="Domyślna_20_czcionka_20_akapitu"><text:span text:style-name="T1">To zaskakujące, ile czasu potrzeba, żeby skończyć to, nad czym nie pracujesz</text:span></text:span></text:p>
      <text:p text:style-name="Standard"><text:soft-page-break/><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pan text:style-name="Domyślna_20_czcionka_20_akapitu"><text:span text:style-name="T1">Nie wystarczy być we właściwym miejscu we właściwym czasie. Trzeba być właściwą osobą we właściwym miejscu we właściwym czasie</text:span></text:span></text:p>
      <text:p text:style-name="Standard"><text:soft-page-break/><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pan text:style-name="Domyślna_20_czcionka_20_akapitu"><text:span text:style-name="T2">Albert Einstein</text:span></text:span></text:p>
      <text:p text:style-name="P2"><text:soft-page-break/></text:p>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
      <text:p text:style-name="Standard"><text:soft-page-break/><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pan text:style-name="Domyślna_20_czcionka_20_akapitu"><text:span text:style-name="T2">Laura Esquivel</text:span></text:span></text:p>
      <text:p text:style-name="P2"><text:soft-page-break/></text:p>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
      <text:p text:style-name="Standard"><text:soft-page-break/><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oft-page-break/><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pan text:style-name="Domyślna_20_czcionka_20_akapitu"><text:span text:style-name="T2">Lance Armstrong</text:span></text:span></text:p>
      <text:p text:style-name="P2"><text:soft-page-break/></text:p>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pan text:style-name="Domyślna_20_czcionka_20_akapitu"><text:span text:style-name="T2">Winston Churchill</text:span></text:span></text:p>
      <text:p text:style-name="P2"><text:soft-page-break/></text:p>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pan text:style-name="Domyślna_20_czcionka_20_akapitu"><text:span text:style-name="T2">Sydney Smith</text:span></text:span></text:p>
      <text:p text:style-name="P2"><text:soft-page-break/></text:p>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pan text:style-name="Domyślna_20_czcionka_20_akapitu"><text:span text:style-name="T2">Joseph Lawton Collins</text:span></text:span></text:p>
      <text:p text:style-name="P2"><text:soft-page-break/></text:p>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
      <text:p text:style-name="Standard"><text:soft-page-break/><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jlepszy sposób na osiągnięcie sukcesu to postępować według rad, które dajemy innym</text:span></text:span></text:p>
      <text:p text:style-name="Standard"><text:soft-page-break/><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pan text:style-name="Domyślna_20_czcionka_20_akapitu"><text:span text:style-name="T2">przysłowie japońskie</text:span></text:span></text:p>
      <text:p text:style-name="P2"><text:soft-page-break/></text:p>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pan text:style-name="Domyślna_20_czcionka_20_akapitu"><text:span text:style-name="T1">Człowiek jest bogaty proporcjonalnie do liczby rzeczy, bez których może się obyć</text:span></text:span></text:p>
      <text:p text:style-name="Standard"><text:soft-page-break/><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pan text:style-name="Domyślna_20_czcionka_20_akapitu"><text:span text:style-name="T2">Abraham Lincoln</text:span></text:span></text:p>
      <text:p text:style-name="P2"><text:soft-page-break/></text:p>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pan text:style-name="Domyślna_20_czcionka_20_akapitu"><text:span text:style-name="T2">Georg Christoph Lichtenberg</text:span></text:span></text:p>
      <text:p text:style-name="P2"><text:soft-page-break/></text:p>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pan text:style-name="Domyślna_20_czcionka_20_akapitu"><text:span text:style-name="T2">Henry Ford</text:span></text:span></text:p>
      <text:p text:style-name="P2"><text:soft-page-break/></text:p>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text:soft-page-break/>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Wolność oznacza odpowiedzialność. A to jest właśnie to, czego większość ludzi się obawia</text:p>
      <text:p text:style-name="P2"><text:soft-page-break/>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Nie potrafię podać niezawodnego przepisu na sukces, ale mogę podać przepis na porażkę: staraj się zawsze wszystkich zadowolić</text:p>
      <text:p text:style-name="P2"><text:soft-page-break/>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Gdybyśmy robili wszystko, na co nas stać, bez żadnej przesady zadziwilibyśmy siebie.</text:p>
      <text:p text:style-name="P2"><text:soft-page-break/>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Konfucjusz</text:p>
      <text:p text:style-name="P2"><text:soft-page-break/></text:p>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Mark Twain</text:p>
      <text:p text:style-name="P2"><text:soft-page-break/></text:p>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Robert Baden-Powell</text:p>
      <text:p text:style-name="P2"><text:soft-page-break/></text:p>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
      <text:p text:style-name="Standard"><text:soft-page-break/><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pan text:style-name="Domyślna_20_czcionka_20_akapitu"><text:span text:style-name="T1">Stojący w porcie statek jest bezpieczny, ale statków nie buduje się po to aby stały w portach.</text:span></text:span></text:p>
      <text:p text:style-name="Standard"><text:soft-page-break/><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
      <text:p text:style-name="Standard"><text:soft-page-break/><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
      <text:p text:style-name="Standard"><text:soft-page-break/><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
      <text:p text:style-name="Standard"><text:soft-page-break/><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
      <text:p text:style-name="Standard"><text:soft-page-break/><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
      <text:p text:style-name="Standard"><text:soft-page-break/><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pan text:style-name="Domyślna_20_czcionka_20_akapitu"><text:span text:style-name="T1">Tajemnica szczęścia nie leży w większym posiadaniu, ale w umiejętności cieszenia się mniejszym posiadaniem</text:span></text:span></text:p>
      <text:p text:style-name="Standard"><text:soft-page-break/><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
      <text:p text:style-name="Standard"><text:soft-page-break/><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
      <text:p text:style-name="Standard"><text:soft-page-break/><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pan text:style-name="Domyślna_20_czcionka_20_akapitu"><text:span text:style-name="T2">Jim Corbett</text:span></text:span></text:p>
      <text:p text:style-name="P2"><text:soft-page-break/></text:p>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metrów, gdy jesteś tuż przed. To właśnie jest czas szczęścia.</text:span></text:span></text:p>
      <text:p text:style-name="Standard"><text:soft-page-break/><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pan text:style-name="Domyślna_20_czcionka_20_akapitu"><text:span text:style-name="T2">Ellen Johnson Sirleaf</text:span></text:span></text:p>
      <text:p text:style-name="P2"><text:soft-page-break/></text:p>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
      <text:p text:style-name="P2"><text:soft-page-break/>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oft-page-break/><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text:soft-page-break/>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pan text:style-name="Domyślna_20_czcionka_20_akapitu"><text:span text:style-name="T2">Henry David Thoreau</text:span></text:span></text:p>
      <text:p text:style-name="P2"><text:soft-page-break/></text:p>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pan text:style-name="Domyślna_20_czcionka_20_akapitu"><text:span text:style-name="T2">Feliks Feldheim</text:span></text:span></text:p>
      <text:p text:style-name="P2"><text:soft-page-break/></text:p>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
      <text:p text:style-name="Standard"><text:soft-page-break/><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
      <text:p text:style-name="P2"><text:soft-page-break/>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105"><text:soft-page-break/>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text:span></text:span><text:soft-page-break/><text:span text:style-name="Domyślna_20_czcionka_20_akapitu"><text:span text:style-name="T9">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Konfucjusz</text:p>
      <text:p text:style-name="P2"><text:soft-page-break/></text:p>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
      <text:p text:style-name="P105"><text:soft-page-break/>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Jeśli człowiek nie umie w miarę zarabiania oszczędzać, pracując przez całe życie przykuty do swego zatrudnienia umrze jednakże bez grosza.</text:p>
      <text:p text:style-name="P2"><text:soft-page-break/>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Nigdy się nie wzbogacisz będąc chorągiewką na wietrze</text:p>
      <text:p text:style-name="P2"><text:soft-page-break/>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Edward Stanley</text:p>
      <text:p text:style-name="P2"><text:soft-page-break/></text:p>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
      <text:p text:style-name="P2"><text:soft-page-break/>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2"><text:soft-page-break/>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oft-page-break/><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Niezdecydowanie jest największą chorobą</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
      <text:p text:style-name="P109"><text:soft-page-break/>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
      <text:p text:style-name="P2"><text:soft-page-break/>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
      <text:p text:style-name="P109"><text:soft-page-break/>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oft-page-break/><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pan text:style-name="Domyślna_20_czcionka_20_akapitu"><text:span text:style-name="T5">Anita Roddick</text:span></text:span></text:p>
      <text:p text:style-name="P2"><text:soft-page-break/></text:p>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Norman Vincent Peale</text:p>
      <text:p text:style-name="P2"><text:soft-page-break/></text:p>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Więcej ludzi marnuje czas i energię roztrząsając problemy niż rzeczywiście próbując je rozwiązać.</text:p>
      <text:p text:style-name="P2"><text:soft-page-break/>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Pogoń za małymi zyskami zasłania wielkie korzyści.</text:p>
      <text:p text:style-name="P2"><text:soft-page-break/>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Wielu życiowych nieudaczników to ludzie, którzy nie zdawali sobie sprawy, jak bliscy są sukcesu, kiedy dali za wygraną.</text:p>
      <text:p text:style-name="P2"><text:soft-page-break/>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Skoncentruj swoje siły i zdolności, skomasuj energię, całym sobą skup się na mistrzowskim opanowaniu jednej dziedziny</text:p>
      <text:p text:style-name="P2"><text:soft-page-break/>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Człowiek, który wiele osiąga popełnia wiele błędów, ale nigdy nie popełnia największego błędu, jakim jest nie robienie niczego.</text:p>
      <text:p text:style-name="P103"><text:soft-page-break/>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Mark Twain</text:p>
      <text:p text:style-name="P103"><text:soft-page-break/></text:p>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wzięcia na siebie odpowiedzialności.</text:p>
      <text:p text:style-name="P103"><text:soft-page-break/>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Seneka</text:p>
      <text:p text:style-name="P2"><text:soft-page-break/></text:p>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John Wooden</text:p>
      <text:p text:style-name="P2"><text:soft-page-break/></text:p>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Stanisław Jerzy Lec</text:p>
      <text:p text:style-name="P2"><text:soft-page-break/></text:p>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107"><text:soft-page-break/>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rudności są solą życia - bez nich życie byłoby gorzkie i mdłe.</text:p>
      <text:p text:style-name="P2"><text:soft-page-break/>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Jedna rozmowa przy stole z mądrym człowiekiem jest warta tyle, co miesiąc studiowania książek</text:p>
      <text:p text:style-name="P3"><text:soft-page-break/>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alent jest tańszy od soli. Tym, co odróżnia utalentowanego człowieka od człowieka sukcesu, jest mnóstwo ciężkiej pracy</text:p>
      <text:p text:style-name="P3"><text:soft-page-break/>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John Kotter</text:p>
      <text:p text:style-name="P102"><text:soft-page-break/></text:p>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Kartezjusz</text:p>
      <text:p text:style-name="P101"><text:soft-page-break/></text:p>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Podróż tysiąca mil zaczyna się od jednego kroku.</text:p>
      <text:p text:style-name="P101"><text:soft-page-break/>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Wayne Dyer</text:p>
      <text:p text:style-name="P101"><text:soft-page-break/></text:p>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3-19T23:29:49.212488277</dc:date>
    <meta:editing-cycles>2759</meta:editing-cycles>
    <meta:editing-duration>P1DT6H38M34S</meta:editing-duration>
    <meta:document-statistic meta:table-count="0" meta:image-count="0" meta:object-count="0" meta:page-count="187" meta:paragraph-count="5625" meta:word-count="49254" meta:character-count="316777" meta:non-whitespace-character-count="273100"/>
    <meta:template xlink:type="simple" xlink:actuate="onRequest" xlink:title="" xlink:href="Normal.dotm"/>
  </office:meta>
</office:document-meta>
</file>